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Text_20_body">
      <style:text-properties officeooo:paragraph-rsid="0016ad09"/>
    </style:style>
    <style:style style:name="P11" style:family="paragraph" style:parent-style-name="Text_20_body">
      <style:text-properties officeooo:rsid="00184554" officeooo:paragraph-rsid="00184554"/>
    </style:style>
    <style:style style:name="P12" style:family="paragraph" style:parent-style-name="Text_20_body">
      <style:text-properties officeooo:rsid="00185db7" officeooo:paragraph-rsid="00185db7"/>
    </style:style>
    <style:style style:name="P13" style:family="paragraph" style:parent-style-name="Text_20_body">
      <style:text-properties officeooo:rsid="00185db7" officeooo:paragraph-rsid="0019c029"/>
    </style:style>
    <style:style style:name="P14" style:family="paragraph" style:parent-style-name="Text_20_body">
      <style:text-properties officeooo:rsid="001ad7e8" officeooo:paragraph-rsid="001ad7e8"/>
    </style:style>
    <style:style style:name="P15" style:family="paragraph" style:parent-style-name="Heading_20_1">
      <style:text-properties officeooo:paragraph-rsid="00059970"/>
    </style:style>
    <style:style style:name="P16" style:family="paragraph" style:parent-style-name="Heading_20_1">
      <style:text-properties officeooo:paragraph-rsid="00078eb4"/>
    </style:style>
    <style:style style:name="P17" style:family="paragraph" style:parent-style-name="Heading_20_1">
      <style:text-properties officeooo:paragraph-rsid="000e02d1"/>
    </style:style>
    <style:style style:name="P18" style:family="paragraph" style:parent-style-name="Heading_20_1">
      <style:text-properties officeooo:paragraph-rsid="001098e1"/>
    </style:style>
    <style:style style:name="P19" style:family="paragraph" style:parent-style-name="Heading_20_1">
      <style:text-properties officeooo:paragraph-rsid="00122ed4"/>
    </style:style>
    <style:style style:name="P20" style:family="paragraph" style:parent-style-name="Heading_20_1">
      <style:text-properties officeooo:paragraph-rsid="0014bf5e"/>
    </style:style>
    <style:style style:name="P21" style:family="paragraph" style:parent-style-name="Heading_20_1">
      <style:text-properties officeooo:paragraph-rsid="0016ad09"/>
    </style:style>
    <style:style style:name="P22" style:family="paragraph" style:parent-style-name="Heading_20_1">
      <style:text-properties officeooo:paragraph-rsid="00184554"/>
    </style:style>
    <style:style style:name="P23" style:family="paragraph" style:parent-style-name="Heading_20_1">
      <style:text-properties officeooo:paragraph-rsid="00185db7"/>
    </style:style>
    <style:style style:name="P24" style:family="paragraph" style:parent-style-name="Heading_20_1">
      <style:text-properties officeooo:paragraph-rsid="0019c029"/>
    </style:style>
    <style:style style:name="P25" style:family="paragraph" style:parent-style-name="Heading_20_1">
      <style:text-properties officeooo:paragraph-rsid="001ad7e8"/>
    </style:style>
    <style:style style:name="P26" style:family="paragraph" style:parent-style-name="Heading_20_1">
      <style:text-properties officeooo:paragraph-rsid="001bed90"/>
    </style:style>
    <style:style style:name="P27" style:family="paragraph" style:parent-style-name="Heading_20_1">
      <style:text-properties officeooo:paragraph-rsid="001fe2a7"/>
    </style:style>
    <style:style style:name="P28" style:family="paragraph" style:parent-style-name="Text_20_body">
      <style:text-properties officeooo:rsid="001d15b3" officeooo:paragraph-rsid="001d15b3"/>
    </style:style>
    <style:style style:name="P29" style:family="paragraph" style:parent-style-name="Text_20_body">
      <style:text-properties officeooo:rsid="001fe2a7" officeooo:paragraph-rsid="001fe2a7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  <style:style style:name="T19" style:family="text">
      <style:text-properties officeooo:rsid="00185db7"/>
    </style:style>
    <style:style style:name="T20" style:family="text">
      <style:text-properties officeooo:rsid="0019c029"/>
    </style:style>
    <style:style style:name="T21" style:family="text">
      <style:text-properties officeooo:rsid="001ad7e8"/>
    </style:style>
    <style:style style:name="T22" style:family="text">
      <style:text-properties officeooo:rsid="001bed90"/>
    </style:style>
    <style:style style:name="T23" style:family="text">
      <style:text-properties officeooo:rsid="001dda01"/>
    </style:style>
    <style:style style:name="T24" style:family="text">
      <style:text-properties officeooo:rsid="001eb412"/>
    </style:style>
    <style:style style:name="T25" style:family="text">
      <style:text-properties officeooo:rsid="001fe2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15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16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17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18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19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20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21" text:outline-level="1"><text:span text:style-name="T17">20</text:span>/02/2024 – <text:span text:style-name="T17">09:24</text:span></text:h>
      <text:p text:style-name="P10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22" text:outline-level="1"><text:soft-page-break/><text:span text:style-name="T17">20</text:span>/02/2024 – <text:span text:style-name="T18">11:13</text:span></text:h>
      <text:p text:style-name="P11">Légère modification de la transformation. Pause dans le développement du système de transformation jusqu’à nouvel ordre.</text:p>
      <text:h text:style-name="P23" text:outline-level="1"><text:span text:style-name="T17">20</text:span>/02/2024 – 1<text:span text:style-name="T19">6</text:span>:<text:span text:style-name="T19">24</text:span></text:h>
      <text:p text:style-name="P12">Amélioration du HUD, en vue du début de développement de logiciel demandant une bonne HUD.</text:p>
      <text:h text:style-name="P24" text:outline-level="1"><text:span text:style-name="T17">20</text:span>/02/2024 – 1<text:span text:style-name="T20">9</text:span>:<text:span text:style-name="T19">2</text:span><text:span text:style-name="T20">1</text:span></text:h>
      <text:p text:style-name="P13">Amélioration du HUD, <text:span text:style-name="T20">en ajoutant quelques fonctions pratiques.</text:span></text:p>
      <text:h text:style-name="P25" text:outline-level="1"><text:span text:style-name="T17">2</text:span><text:span text:style-name="T21">6</text:span>/02/2024 – 1<text:span text:style-name="T21">3</text:span>:<text:span text:style-name="T21">3</text:span><text:span text:style-name="T20">1</text:span></text:h>
      <text:p text:style-name="P14">Ajout de Basix pour les fonctions de base, avec gestion d’images et d’autres fonctions systèmes. Création du mod Turtle pour tester le système d’images, et création de mods privées.</text:p>
      <text:h text:style-name="P26" text:outline-level="1"><text:span text:style-name="T22">02</text:span>/0<text:span text:style-name="T22">3</text:span>/2024 – <text:span text:style-name="T22">22:</text:span><text:span text:style-name="T24">29</text:span></text:h>
      <text:p text:style-name="P28">Grosse modification des rotations de vecteurs, ainsi que de certains paramètres 3D, pour permettre l’implémentation d’un meilleur système de transformation. <text:span text:style-name="T23">Création du mod caché « VBO Maker » pour créer des modèles 3D sous la forme de VBOs.</text:span></text:p>
      <text:h text:style-name="P27" text:outline-level="1"><text:span text:style-name="T22">0</text:span><text:span text:style-name="T25">4</text:span>/0<text:span text:style-name="T22">3</text:span>/2024 – <text:span text:style-name="T25">19:05</text:span></text:h>
      <text:p text:style-name="P29">Mise à jour des bases du moteur (VAOs, textures et Shaders), pour préparer à l’arrivée des MBOs, et faciliter l’utilisation du moteur aux autres développeurs. Ajout du mod MBO_Loader pour préparer à l’arrivée des MBOs. Modifications de certains paramètres Basix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3-04T19:04:53.237000000</dc:date>
    <meta:editing-duration>PT39M24S</meta:editing-duration>
    <meta:editing-cycles>35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31" meta:word-count="390" meta:character-count="2639" meta:non-whitespace-character-count="2267"/>
  </office:meta>
</office:document-meta>
</file>